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officeooo:rsid="00196729" officeooo:paragraph-rsid="00196729"/>
    </style:style>
    <style:style style:name="T1" style:family="text">
      <style:text-properties fo:language="en" fo:country="US"/>
    </style:style>
    <style:style style:name="T2" style:family="text">
      <style:text-properties fo:language="en" fo:country="US" officeooo:rsid="0019672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INTRO</text:span></text:h>
      <text:p text:style-name="Text_20_body">H<text:span text:style-name="T2">ello everyone and</text:span> welcome to AutoPyHub –<text:span text:style-name="T1"> </text:span><text:span text:style-name="T2">a channel where</text:span><text:span text:style-name="T1"> </text:span>we make Python automation easy.<text:line-break/>Today, I’ll show you how to automatically rename multiple files using a simple Python script. This is perfect for beginners, <text:span text:style-name="T2">but it could also help programmers and developers too. Here a little intro of how this script we are going to code up works.</text:span></text:p>
      <text:p text:style-name="P5"><text:span text:style-name="T1">I will be using VScode but you can use whatever IDE you like. I created a folder of the project called “Auto Rename Files”. Inside it there is a folder called “files to rename”. And as the name suggest, these are the files we are going to rename. We have also file called main.py. This is where the script lives. I click run and it has worked. All of the files were renamed. Now it is time to show how to write this script and use it for your own help.</text:span></text:p>
      <text:p text:style-name="Horizontal_20_Line"/>
      <text:h text:style-name="Heading_20_1" text:outline-level="1"><text:span text:style-name="Strong_20_Emphasis">📌 STEP 1 — Create a Folder With Files (20–30 sec)</text:span></text:h>
      <text:p text:style-name="Text_20_body">“First, create a folder with the files you want to rename.<text:line-break/>They can be images, documents, anything.<text:line-break/>Just make sure they’re all in the same place.”</text:p>
      <text:p text:style-name="Text_20_body"><text:span text:style-name="Emphasis">Show screen with a folder of random files.</text:span></text:p>
      <text:p text:style-name="Horizontal_20_Line"/>
      <text:h text:style-name="Heading_20_1" text:outline-level="1"><text:span text:style-name="Strong_20_Emphasis">📌 STEP 2 — Import Python’s OS Module (20 sec)</text:span></text:h>
      <text:p text:style-name="Text_20_body">“In your Python editor, start by importing the built-in <text:span text:style-name="Source_20_Text">os</text:span> module.<text:line-break/>This allows us to interact with files in a folder.”</text:p>
      <text:p text:style-name="P2"><text:span text:style-name="Source_20_Text">import os</text:span></text:p>
      <text:p text:style-name="Horizontal_20_Line"/>
      <text:h text:style-name="Heading_20_1" text:outline-level="1"><text:span text:style-name="Strong_20_Emphasis">📌 STEP 3 — Select the Folder Path (20 sec)</text:span></text:h>
      <text:p text:style-name="Text_20_body">“Next, type the path to your folder.<text:line-break/>You can copy it from your file explorer.”</text:p>
      <text:p text:style-name="P2"><text:span text:style-name="Source_20_Text">folder_path = r"C:\Users\YourName\Desktop\rename"</text:span></text:p>
      <text:p text:style-name="Text_20_body">Explain quickly what <text:span text:style-name="Source_20_Text">r""</text:span> means (raw string).</text:p>
      <text:p text:style-name="Horizontal_20_Line"/>
      <text:h text:style-name="Heading_20_1" text:outline-level="1"><text:soft-page-break/><text:span text:style-name="Strong_20_Emphasis">📌 STEP 4 — Loop Through All Files (30–40 sec)</text:span></text:h>
      <text:p text:style-name="Text_20_body">“Now let’s loop through every file in that folder.”</text:p>
      <text:p text:style-name="P1"><text:span text:style-name="Source_20_Text">for index, filename in enumerate(os.listdir(folder_path)):</text:span></text:p>
      <text:p text:style-name="P2"><text:span text:style-name="Source_20_Text"><text:s text:c="4"/>print(index, filename)</text:span></text:p>
      <text:p text:style-name="Text_20_body">Show the output:<text:line-break/>“Here you can see Python listing every file with its index.”</text:p>
      <text:p text:style-name="Horizontal_20_Line"/>
      <text:h text:style-name="Heading_20_1" text:outline-level="1"><text:span text:style-name="Strong_20_Emphasis">📌 STEP 5 — Rename Files Automatically (40 sec)</text:span></text:h>
      <text:p text:style-name="Text_20_body">“Now let’s rename each file.”</text:p>
      <text:p text:style-name="P1"><text:span text:style-name="Source_20_Text">for index, filename in enumerate(os.listdir(folder_path)):</text:span></text:p>
      <text:p text:style-name="P1"><text:span text:style-name="Source_20_Text"><text:s text:c="4"/>new_name = f"file_{index}.jpg"</text:span></text:p>
      <text:p text:style-name="P1"><text:span text:style-name="Source_20_Text"><text:s text:c="4"/>old_path = os.path.join(folder_path, filename)</text:span></text:p>
      <text:p text:style-name="P1"><text:span text:style-name="Source_20_Text"><text:s text:c="4"/>new_path = os.path.join(folder_path, new_name)</text:span></text:p>
      <text:p text:style-name="P2"><text:span text:style-name="Source_20_Text"><text:s text:c="4"/>os.rename(old_path, new_path)</text:span></text:p>
      <text:p text:style-name="Text_20_body">Explain:</text:p>
      <text:list xml:id="list3589877691" text:style-name="L1">
        <text:list-item>
          <text:p text:style-name="P3">We generate new names</text:p>
        </text:list-item>
        <text:list-item>
          <text:p text:style-name="P3">Build full paths</text:p>
        </text:list-item>
        <text:list-item>
          <text:p text:style-name="P3">Rename them using <text:span text:style-name="Source_20_Text">os.rename</text:span></text:p>
        </text:list-item>
      </text:list>
      <text:p text:style-name="Text_20_body">Show before/after results.</text:p>
      <text:p text:style-name="Horizontal_20_Line"/>
      <text:h text:style-name="Heading_20_1" text:outline-level="1"><text:span text:style-name="Strong_20_Emphasis">📌 OPTIONAL: Keep File Extensions Automatically (20 sec)</text:span></text:h>
      <text:p text:style-name="Text_20_body">“This version keeps the original file extension, no matter what type it is.”</text:p>
      <text:p text:style-name="P1"><text:span text:style-name="Source_20_Text">for index, filename in enumerate(os.listdir(folder_path)):</text:span></text:p>
      <text:p text:style-name="P1"><text:span text:style-name="Source_20_Text"><text:s text:c="4"/>name, ext = os.path.splitext(filename)</text:span></text:p>
      <text:p text:style-name="P1"><text:span text:style-name="Source_20_Text"><text:s text:c="4"/>new_name = f"image_{index}{ext}"</text:span></text:p>
      <text:p text:style-name="P1"/>
      <text:p text:style-name="P1"><text:span text:style-name="Source_20_Text"><text:s text:c="4"/>os.rename(</text:span></text:p>
      <text:p text:style-name="P1"><text:span text:style-name="Source_20_Text"><text:s text:c="8"/>os.path.join(folder_path, filename),</text:span></text:p>
      <text:p text:style-name="P1"><text:span text:style-name="Source_20_Text"><text:s text:c="8"/>os.path.join(folder_path, new_name)</text:span></text:p>
      <text:p text:style-name="P2"><text:span text:style-name="Source_20_Text"><text:s text:c="4"/>)</text:span></text:p>
      <text:p text:style-name="Horizontal_20_Line"/>
      <text:h text:style-name="Heading_20_1" text:outline-level="1"><text:soft-page-break/><text:span text:style-name="Strong_20_Emphasis">📌 OUTRO (10–15 sec)</text:span></text:h>
      <text:p text:style-name="Text_20_body">“And that’s it! You just automated file renaming with Python.<text:line-break/>If you want more beginner-friendly automation tutorials, make sure you subscribe — this is just the beginning of AutoPyHub!”</text:p>
      <text:p text:style-name="Horizontal_20_Line"/>
      <text:h text:style-name="Heading_20_1" text:outline-level="1">⭐ <text:span text:style-name="Strong_20_Emphasis">THUMBNAIL TEXT SUGGESTIONS</text:span></text:h>
      <text:p text:style-name="Text_20_body">Short. Bold. Readable:</text:p>
      <text:list xml:id="list1269448200" text:style-name="L2">
        <text:list-item>
          <text:p text:style-name="P4"><text:span text:style-name="Strong_20_Emphasis">Rename Files Automatically</text:span></text:p>
        </text:list-item>
        <text:list-item>
          <text:p text:style-name="P4"><text:span text:style-name="Strong_20_Emphasis">Python File Renamer</text:span></text:p>
        </text:list-item>
        <text:list-item>
          <text:p text:style-name="P4"><text:span text:style-name="Strong_20_Emphasis">Rename 100+ Files in Seconds</text:span></text:p>
        </text:list-item>
        <text:list-item>
          <text:p text:style-name="P4"><text:span text:style-name="Strong_20_Emphasis">Python Automation Trick</text:span></text:p>
        </text:list-item>
      </text:list>
      <text:p text:style-name="Text_20_body">Use yellow or white text on dark background with your logo in the corne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19T07:49:31.984000000</meta:creation-date>
    <dc:date>2025-11-19T08:02:08.701000000</dc:date>
    <meta:editing-duration>PT46S</meta:editing-duration>
    <meta:editing-cycles>1</meta:editing-cycles>
    <meta:document-statistic meta:table-count="0" meta:image-count="0" meta:object-count="0" meta:page-count="3" meta:paragraph-count="48" meta:word-count="461" meta:character-count="2877" meta:non-whitespace-character-count="2415"/>
    <meta:generator>LibreOffice/7.3.4.2$Windows_X86_64 LibreOffice_project/728fec16bd5f605073805c3c9e7c4212a0120dc5</meta:generator>
  </office:meta>
</office:document-meta>
</file>